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imestamp: 11/25/2021 14:03:55</text:span></text:p>
      <text:p text:style-name="P2"><text:span text:style-name="T1">Participant: P4</text:span></text:p>
      <text:p text:style-name="P1"/>
      <text:p text:style-name="P2"><text:span text:style-name="T1">1. Overall, I am satisfied with how easy it is to use this system. </text:span></text:p>
      <text:p text:style-name="P2"><text:span text:style-name="T1"><text:tab/>1 -- nan</text:span></text:p>
      <text:p text:style-name="P2"><text:span text:style-name="T1">2. It was simple to use this system. </text:span></text:p>
      <text:p text:style-name="P2"><text:span text:style-name="T1"><text:tab/>2 -- nan</text:span></text:p>
      <text:p text:style-name="P2"><text:span text:style-name="T1">3. I could effectively complete the tasks and scenarios using this system. </text:span></text:p>
      <text:p text:style-name="P2"><text:span text:style-name="T1"><text:tab/>1 -- nan</text:span></text:p>
      <text:p text:style-name="P2"><text:span text:style-name="T1">4. I was able to complete the tasks and scenarios quickly using this system. </text:span></text:p>
      <text:p text:style-name="P2"><text:span text:style-name="T1"><text:tab/>1 -- nan</text:span></text:p>
      <text:p text:style-name="P2"><text:span text:style-name="T1">5. I was able to efficiently complete the tasks and scenarios using this system.</text:span></text:p>
      <text:p text:style-name="P2"><text:span text:style-name="T1"><text:tab/>1 -- nan</text:span></text:p>
      <text:p text:style-name="P2"><text:span text:style-name="T1">6. I felt comfortable using this system.</text:span></text:p>
      <text:p text:style-name="P2"><text:span text:style-name="T1"><text:tab/>1 -- nan</text:span></text:p>
      <text:p text:style-name="P2"><text:span text:style-name="T1">7. It was easy to learn to use this system.</text:span></text:p>
      <text:p text:style-name="P2"><text:span text:style-name="T1"><text:tab/>1 -- It was very easy, but my prior experience with it probably made it easier.</text:span></text:p>
      <text:p text:style-name="P2"><text:span text:style-name="T1">8. I believe I could become productive quickly using this system. </text:span></text:p>
      <text:p text:style-name="P2"><text:span text:style-name="T1"><text:tab/>1 -- nan</text:span></text:p>
      <text:p text:style-name="P2"><text:span text:style-name="T1">9. The system gave error messages that clearly told me how to fix problems.</text:span></text:p>
      <text:p text:style-name="P2"><text:span text:style-name="T1"><text:tab/>3.0 -- In some cases, when the queries don't get available data, or the plots become buggy, the error messages could be clearer. </text:span></text:p>
      <text:p text:style-name="P2"><text:span text:style-name="T1">10. Whenever I made a mistake using the system, I could recover easily and <text:s/>quickly.</text:span></text:p>
      <text:p text:style-name="P2"><text:span text:style-name="T1"><text:tab/>1 -- nan</text:span></text:p>
      <text:p text:style-name="P2"><text:span text:style-name="T1">11. The information (such as on-line help, on-screen messages and <text:s/>other documentation) provided with this system was clear. </text:span></text:p>
      <text:p text:style-name="P2"><text:soft-page-break/><text:span text:style-name="T1"><text:tab/>2 -- In general it's really clear, but as already mentioned, some of the terms/plots could be more explained.</text:span></text:p>
      <text:p text:style-name="P2"><text:span text:style-name="T1">12. It was easy to find the information I needed. </text:span></text:p>
      <text:p text:style-name="P2"><text:span text:style-name="T1"><text:tab/>1 -- nan</text:span></text:p>
      <text:p text:style-name="P2"><text:span text:style-name="T1">13. The information provided for the system was easy to understand. </text:span></text:p>
      <text:p text:style-name="P2"><text:span text:style-name="T1"><text:tab/>2 -- All the metadata stuff isn't 'hard', but in general I would not classify it as 'easy' either.</text:span></text:p>
      <text:p text:style-name="P2"><text:span text:style-name="T1">14. The information was effective in helping me complete the tasks and <text:s/>scenarios. </text:span></text:p>
      <text:p text:style-name="P2"><text:span text:style-name="T1"><text:tab/>1 -- nan</text:span></text:p>
      <text:p text:style-name="P2"><text:span text:style-name="T1">15. The organi</text:span>s<text:span text:style-name="T1">ation of information on the system screens was clear. </text:span></text:p>
      <text:p text:style-name="P2"><text:span text:style-name="T1"><text:tab/>1 -- nan</text:span></text:p>
      <text:p text:style-name="P2"><text:span text:style-name="T1">16. The interface of this system was pleasant. </text:span></text:p>
      <text:p text:style-name="P2"><text:span text:style-name="T1"><text:tab/>1 -- nan</text:span></text:p>
      <text:p text:style-name="P2"><text:span text:style-name="T1">17. I liked using the interface of this system. </text:span></text:p>
      <text:p text:style-name="P2"><text:span text:style-name="T1"><text:tab/>1 -- nan</text:span></text:p>
      <text:p text:style-name="P2"><text:span text:style-name="T1">18. This system has all the functions and capabilities I expect it to have. </text:span></text:p>
      <text:p text:style-name="P2"><text:span text:style-name="T1"><text:tab/>2 -- It does, but I already </text:span>made<text:span text:style-name="T1"> some suggestions on potential additions.</text:span></text:p>
      <text:p text:style-name="P2"><text:span text:style-name="T1">19. Overall, I am satisfied with this system. </text:span></text:p>
      <text:p text:style-name="P2"><text:span text:style-name="T1"><text:tab/>1 -- na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358" meta:character-count="1920" meta:non-whitespace-character-count="1565"/>
    <meta:generator>LibreOfficeDev/6.0.5.2$Linux_X86_64 LibreOffice_project/</meta:generator>
  </office:meta>
</office:document-meta>
</file>